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4708in"/>
    </style:style>
    <style:style style:name="Table3.B" style:family="table-column">
      <style:table-column-properties style:column-width="0.8194in"/>
    </style:style>
    <style:style style:name="Table3.C" style:family="table-column">
      <style:table-column-properties style:column-width="0.8785in"/>
    </style:style>
    <style:style style:name="Table3.D" style:family="table-column">
      <style:table-column-properties style:column-width="1.3833in"/>
    </style:style>
    <style:style style:name="Table3.E" style:family="table-column">
      <style:table-column-properties style:column-width="0.5611in"/>
    </style:style>
    <style:style style:name="Table3.F" style:family="table-column">
      <style:table-column-properties style:column-width="1.8118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style:font-name="Times New Roman" fo:font-size="16pt" style:font-size-asian="16pt" style:font-size-complex="16pt"/>
    </style:style>
    <style:style style:name="P2" style:family="paragraph" style:parent-style-name="Standard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style:font-name="Times New Roman" fo:font-size="16pt" style:font-size-asian="16pt" style:font-size-complex="16pt"/>
    </style:style>
    <style:style style:name="P4" style:family="paragraph" style:parent-style-name="Standard" style:list-style-name="L2">
      <style:text-properties style:font-name="Times New Roman" fo:font-size="16pt" style:font-size-asian="16pt" style:font-size-complex="16pt"/>
    </style:style>
    <style:style style:name="P5" style:family="paragraph" style:parent-style-name="Standard" style:list-style-name="L2"/>
    <style:style style:name="T1" style:family="text">
      <style:text-properties style:font-name="Times New Roman" fo:font-size="16pt" style:font-size-asian="16pt" style:font-size-complex="1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Early diagnosis of Alzheimer’s disease <text:s/>using machine learning: a multi-diagnostic, generalizable approach</text:p>
      <text:p text:style-name="P2"/>
      <text:p text:style-name="Standard"><text:span text:style-name="Strong_20_Emphasis"><text:span text:style-name="T1">Model:</text:span></text:span></text:p>
      <text:p text:style-name="P1"/>
      <text:list xml:id="list1213958927" text:style-name="L1">
        <text:list-header>
          <text:p text:style-name="P3">Linear Support Vector Machine (l-SVM)</text:p>
          <text:p text:style-name="P3">Decision Tree (DT)</text:p>
          <text:p text:style-name="P3">Random Forest (RF)</text:p>
          <text:p text:style-name="P3">Extremely Randomized Tree (ET)</text:p>
          <text:p text:style-name="P3">Linear Discriminant Analysis (LDA)</text:p>
          <text:p text:style-name="P3">Logistic Regression (LR)</text:p>
          <text:p text:style-name="P3">Logistic Regression with Stochastic Gradient Descent (LR-SGD)</text:p>
          <text:p text:style-name="P3">The classifiers were combined using an ensemble voting approach for enhanced decision-making.</text:p>
        </text:list-header>
      </text:list>
      <text:p text:style-name="Standard"><text:span text:style-name="Strong_20_Emphasis"><text:span text:style-name="T1">Datasets</text:span></text:span><text:span text:style-name="T1">:</text:span></text:p>
      <text:list xml:id="list3750617200" text:style-name="L2">
        <text:list-item>
          <text:p text:style-name="P5"><text:span text:style-name="Strong_20_Emphasis"><text:span text:style-name="T1">Alzheimer’s Disease Neuroimaging Initiative (ADNI)</text:span></text:span><text:span text:style-name="T1">: Included 570 subjects (211 Healthy Controls, 188 Mild Cognitive Impairment, 171 Alzheimer’s Disease).</text:span></text:p>
        </text:list-item>
        <text:list-item>
          <text:p text:style-name="P5"><text:span text:style-name="Strong_20_Emphasis"><text:span text:style-name="T1">Open Access Series of Imaging Studies (OASIS)</text:span></text:span><text:span text:style-name="T1">: Included 531 subjects (463 Healthy Controls, 70 Alzheimer’s Disease).</text:span></text:p>
          <text:p text:style-name="P4"/>
        </text:list-item>
      </text:list>
      <text:p text:style-name="P2">Accuracy: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Line6080521136">
            <table:table-cell table:style-name="Table3.A1" office:value-type="string">
              <text:p text:style-name="Standard"><text:span text:style-name="Strong_20_Emphasis"><text:span text:style-name="T1">Model</text:span></text:span></text:p>
            </table:table-cell>
            <table:table-cell table:style-name="Table3.A1" office:value-type="string">
              <text:p text:style-name="Standard"><text:span text:style-name="Strong_20_Emphasis"><text:span text:style-name="T1">Task</text:span></text:span></text:p>
            </table:table-cell>
            <table:table-cell table:style-name="Table3.A1" office:value-type="string">
              <text:p text:style-name="Standard"><text:span text:style-name="Strong_20_Emphasis"><text:span text:style-name="T1">Dataset</text:span></text:span></text:p>
            </table:table-cell>
            <table:table-cell table:style-name="Table3.A1" office:value-type="string">
              <text:p text:style-name="Standard"><text:span text:style-name="Strong_20_Emphasis"><text:span text:style-name="T1">Balanced Accuracy (BAC) (%)</text:span></text:span></text:p>
            </table:table-cell>
            <table:table-cell table:style-name="Table3.A1" office:value-type="string">
              <text:p text:style-name="Standard"><text:span text:style-name="Strong_20_Emphasis"><text:span text:style-name="T1">AUC (%)</text:span></text:span></text:p>
            </table:table-cell>
            <table:table-cell table:style-name="Table3.A1" office:value-type="string">
              <text:p text:style-name="Standard"><text:span text:style-name="Strong_20_Emphasis"><text:span text:style-name="T1">Matthews Correlation Coefficient (MCC)</text:span></text:span></text:p>
            </table:table-cell>
          </table:table-row>
        </table:table-header-rows>
        <table:table-row table:style-name="TableLine6080521824">
          <table:table-cell table:style-name="Table3.A1" office:value-type="string">
            <text:p text:style-name="P1">Ensemble (Voting)</text:p>
          </table:table-cell>
          <table:table-cell table:style-name="Table3.A1" office:value-type="string">
            <text:p text:style-name="P1">HC vs. AD</text:p>
          </table:table-cell>
          <table:table-cell table:style-name="Table3.A1" office:value-type="string">
            <text:p text:style-name="P1">ADNI + OASIS</text:p>
          </table:table-cell>
          <table:table-cell table:style-name="Table3.A1" office:value-type="string">
            <text:p text:style-name="P1">90.6</text:p>
          </table:table-cell>
          <table:table-cell table:style-name="Table3.A1" office:value-type="string">
            <text:p text:style-name="P1">97.4</text:p>
          </table:table-cell>
          <table:table-cell table:style-name="Table3.A1" office:value-type="string">
            <text:p text:style-name="P1">0.811</text:p>
          </table:table-cell>
        </table:table-row>
        <table:table-row table:style-name="TableLine6080524704">
          <table:table-cell table:style-name="Table3.A1" office:value-type="string">
            <text:p text:style-name="P1">Multi-diagnostic Classifier</text:p>
          </table:table-cell>
          <table:table-cell table:style-name="Table3.A1" office:value-type="string">
            <text:p text:style-name="P1">HC vs. MCI vs. AD</text:p>
          </table:table-cell>
          <table:table-cell table:style-name="Table3.A1" office:value-type="string">
            <text:p text:style-name="P1">ADNI</text:p>
          </table:table-cell>
          <table:table-cell table:style-name="Table3.A1" office:value-type="string">
            <text:p text:style-name="P1">62.1</text:p>
          </table:table-cell>
          <table:table-cell table:style-name="Table3.A1" office:value-type="string">
            <text:p text:style-name="P1">77.7</text:p>
          </table:table-cell>
          <table:table-cell table:style-name="Table3.A1" office:value-type="string">
            <text:p text:style-name="P1">0.438</text:p>
          </table:table-cell>
        </table:table-row>
      </table:table>
      <text:p text:style-name="P2"/>
      <text:p text:style-name="P2">Drawbacks:</text:p>
      <text:p text:style-name="Standard"><text:soft-page-break/><text:span text:style-name="Strong_20_Emphasis"><text:span text:style-name="T1">Data Source Limitations</text:span></text:span><text:span text:style-name="T1">: Only one dataset included Mild Cognitive Impairment (MCI) patients, limiting the classifier's applicability in real-world clinical scenarios.</text:span></text:p>
      <text:p text:style-name="Standard"><text:span text:style-name="Strong_20_Emphasis"><text:span text:style-name="T1">Clinical Evaluation Needed</text:span></text:span><text:span text:style-name="T1">: The testing conditions differ from actual clinical decision-making. Future classifiers should be tested in clinical settings to validate their real-world utility and effectiveness.</text:span></text:p>
      <text:p text:style-name="Standard"><text:span text:style-name="Strong_20_Emphasis"><text:span text:style-name="T1">Inclusion of Cognitive Features</text:span></text:span><text:span text:style-name="T1">: The current classifiers do not incorporate cognitive scores, which may offer significant predictive power and are easily accessible.</text:span></text:p>
      <text:p text:style-name="Standard"><text:span text:style-name="Strong_20_Emphasis"><text:span text:style-name="T1">Interpretability and Clinician Understanding</text:span></text:span><text:span text:style-name="T1">: Although some interpretability of classifier decisions is provided, future studies need to ensure clinicians can understand and correctly interpret the ML outputs without in-depth statistical expertise.</text:span></text:p>
      <text:p text:style-name="Standard"><text:span text:style-name="Strong_20_Emphasis"><text:span text:style-name="T1">Clinician Performance Assessment</text:span></text:span><text:span text:style-name="T1">: Future research should evaluate how the algorithm affects clinical decisions and patient outcomes by comparing clinician performance with and without ML assistance.</text:span></text:p>
      <text:p text:style-name="P1"/>
      <text:p text:style-name="P2">Reference:</text:p>
      <text:p text:style-name="P2"/>
      <text:p text:style-name="P1"><text:bookmark-start text:name="__DdeLink__5445_4109663411"/>Diogo, V.S., Ferreira, H.A., Prata, D. et al. Early diagnosis of Alzheimer’s disease using machine learning: a multi-diagnostic, generalizable approach. Alz Res Therapy 14, 107 (2022). </text:p>
      <text:p text:style-name="P1"/>
      <text:p text:style-name="P1"><text:bookmark-end text:name="__DdeLink__5445_4109663411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11-14T00:13:37.259136346</meta:creation-date>
    <dc:date>2024-11-14T00:30:26.101497807</dc:date>
    <meta:editing-duration>PT9M32S</meta:editing-duration>
    <meta:editing-cycles>3</meta:editing-cycles>
    <meta:generator>LibreOffice/7.3.4.2$MacOSX_AARCH64 LibreOffice_project/728fec16bd5f605073805c3c9e7c4212a0120dc5</meta:generator>
    <meta:document-statistic meta:table-count="1" meta:image-count="0" meta:object-count="0" meta:page-count="2" meta:paragraph-count="41" meta:word-count="287" meta:character-count="2116" meta:non-whitespace-character-count="1877"/>
  </office:meta>
</office:document-meta>
</file>